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8.13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15.19mm"/>
    </style:style>
    <style:style style:name="co9" style:family="table-column">
      <style:table-column-properties fo:break-before="auto" style:column-width="13.6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92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78mm"/>
    </style:style>
    <style:style style:name="co14" style:family="table-column">
      <style:table-column-properties fo:break-before="auto" style:column-width="19.81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fo:background-color="#dddddd" style:cell-protect="protected formula-hidden" style:print-content="true"/>
    </style:style>
    <style:style style:name="ce15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Humains.L2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)" table:allow-empty-cell="true" table:display-list="unsorted" table:base-cell-address="Hum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Orc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Humains.K6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Hum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11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Humains.K8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13">
          <table:error-message table:message-type="stop" table:display="true"/>
        </table:content-validation>
        <table:content-validation table:name="val9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11" table:condition="of:cell-content-is-in-list(&quot;0&quot;;&quot;1&quot;;&quot;2&quot;)" table:allow-empty-cell="true" table:display-list="unsorted" table:base-cell-address="Humains.K3">
          <table:error-message table:message-type="stop" table:display="true"/>
        </table:content-validation>
        <table:content-validation table:name="val12" table:condition="of:cell-content-is-in-list(&quot;0&quot;;&quot;1&quot;;&quot;2&quot;;&quot;&quot;)" table:allow-empty-cell="false" table:display-list="unsorted" table:base-cell-address="Humains.K6">
          <table:error-message table:message-type="stop" table:display="true"/>
        </table:content-validation>
      </table:content-validations>
      <table:table table:name="Hum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Esquive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1" calcext:value-type="float">
            <text:p>1</text:p>
          </table:table-cell>
          <table:table-cell table:style-name="ce6" table:formula="of:=[.C4]*[.K4]" office:value-type="float" office:value="70" calcext:value-type="float">
            <text:p>7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Ogre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Cerveau Lent, Châtaigne, Crâne Epais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1" calcext:value-type="float">
            <text:p>1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70" calcext:value-type="float">
            <text:p>7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Crâne Epais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9" table:content-validation-name="val9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roll Slay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, Intrépide, Frénési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0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DeathRoller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olitaire, Esquive en Force, Joueur Déloyal, juggernaut, Châtaigne, Sans les mains, Arme secrète, Stabilité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+M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, Prise sûr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+M</text:p>
          </table:table-cell>
          <table:table-cell table:style-name="ce15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utt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Esquive, Dague suintant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+M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u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5" table:content-validation-name="val12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Rat Ogre</text:p>
          </table:table-cell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hâtaigne, Queue Préhensile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M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c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obelin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oids Plume, Esquive, Minus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+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Troll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Toujours Affamé, Châtaigne, Gros débile, Régénération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1]*[.K11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2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3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</text:p>
          </table:table-cell>
          <table:table-cell table:style-name="ce2" office:value-type="string" calcext:value-type="string">
            <text:p>G+A+P</text:p>
          </table:table-cell>
          <table:table-cell table:style-name="ce2" office:value-type="string" calcext:value-type="string">
            <text:p>F</text:p>
          </table:table-cell>
          <table:table-cell table:style-name="ce19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Nerfs d’Acier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ocage, Glissade contrôlé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0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3" table:default-cell-style-name="ce13"/>
        <table:table-column table:style-name="co7" table:default-cell-style-name="ce4"/>
        <table:table-column table:style-name="co14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+P+A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é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9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print, Equilibre, Crâne é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Minotaure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ornes, Châtaigne, Crâne épais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P+A+M</text:p>
          </table:table-cell>
          <table:table-cell table:style-name="ce19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0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16:33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5:41:32.556000000</dc:date>
    <dc:creator>Stéphane Kmieciak</dc:creator>
    <meta:editing-duration>PT8H23M49S</meta:editing-duration>
    <meta:editing-cycles>33</meta:editing-cycles>
    <meta:generator>LibreOffice/5.1.1.3$Windows_X86_64 LibreOffice_project/89f508ef3ecebd2cfb8e1def0f0ba9a803b88a6d</meta:generator>
    <meta:document-statistic meta:table-count="6" meta:cell-count="563" meta:object-count="0"/>
  </office:meta>
</office:document-meta>
</file>